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mmarEntry.GrammarEntry( ExtendedGrammar grammar , SourceValidity 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mmarEntry.getExtendedGramm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arserTransformer.parameterize(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tendedParserTransformer.recyc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ammarEntry.writeObject( java . io .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ndedParser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arserTransform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ammarEntry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mmarEntry.readObject( java . io .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ndedParser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arserTransforme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ndedParser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arserTransformer.setup( SourceResolver resolver , Map objectmodel , String src , Parameters parameter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55">
            <text:p text:style-name="Table_20_Contents">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